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Bold" svg:font-family="'Segoe UI Bold', Tahoma, Geneva, Verdana, sans-serif"/>
    <style:font-face style:name="Segoe UI" svg:font-family="'Segoe UI', Tahoma, Geneva, Verdan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275in"/>
    </style:style>
    <style:style style:name="Table1.B" style:family="table-column">
      <style:table-column-properties style:column-width="0.6479in"/>
    </style:style>
    <style:style style:name="Table1.C" style:family="table-column">
      <style:table-column-properties style:column-width="4.0021in"/>
    </style:style>
    <style:style style:name="Table1.A1" style:family="table-cell">
      <style:table-cell-properties style:vertical-align="middle"/>
    </style:style>
    <style:style style:name="Table1.A3" style:family="table-cell">
      <style:table-cell-properties style:vertical-align="middle" fo:background-color="#f3f3f3">
        <style:background-image/>
      </style:table-cell-properties>
    </style:style>
    <style:style style:name="Table2" style:family="table">
      <style:table-properties style:width="5.0417in" table:align="left"/>
    </style:style>
    <style:style style:name="Table2.A" style:family="table-column">
      <style:table-column-properties style:column-width="5.0417in"/>
    </style:style>
    <style:style style:name="Table3" style:family="table">
      <style:table-properties style:width="5.0417in" table:align="left"/>
    </style:style>
    <style:style style:name="Table3.A" style:family="table-column">
      <style:table-column-properties style:column-width="5.0417in"/>
    </style:style>
    <style:style style:name="Table7" style:family="table">
      <style:table-properties style:width="5.0417in" table:align="left"/>
    </style:style>
    <style:style style:name="Table7.A" style:family="table-column">
      <style:table-column-properties style:column-width="5.0417in"/>
    </style:style>
    <style:style style:name="Table7.A1" style:family="table-cell">
      <style:table-cell-properties style:vertical-align="middle"/>
    </style:style>
    <style:style style:name="Table8" style:family="table">
      <style:table-properties style:width="5.0417in" table:align="left"/>
    </style:style>
    <style:style style:name="Table8.A" style:family="table-column">
      <style:table-column-properties style:column-width="2.266in"/>
    </style:style>
    <style:style style:name="Table8.B" style:family="table-column">
      <style:table-column-properties style:column-width="2.7757in"/>
    </style:style>
    <style:style style:name="Table8.A1" style:family="table-cell">
      <style:table-cell-properties style:vertical-align="middle"/>
    </style:style>
    <style:style style:name="Table8.A3" style:family="table-cell">
      <style:table-cell-properties style:vertical-align="middle" fo:background-color="#f3f3f3">
        <style:background-image/>
      </style:table-cell-properties>
    </style:style>
    <style:style style:name="Table4" style:family="table">
      <style:table-properties style:width="5.0417in" table:align="left"/>
    </style:style>
    <style:style style:name="Table4.A" style:family="table-column">
      <style:table-column-properties style:column-width="5.0417in"/>
    </style:style>
    <style:style style:name="Table4.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padding="0in" fo:border="none"/>
    </style:style>
    <style:style style:name="P3" style:family="paragraph" style:parent-style-name="Table_20_Contents">
      <style:paragraph-properties fo:padding="0in" fo:border="none"/>
      <style:text-properties fo:font-weight="bold"/>
    </style:style>
    <style:style style:name="P4" style:family="paragraph" style:parent-style-name="Table_20_Contents">
      <style:paragraph-properties fo:margin-left="0in" fo:margin-right="0in" fo:margin-top="0in" fo:margin-bottom="0.1146in" style:line-height-at-least="0.198in" fo:text-indent="0in" style:auto-text-indent="false" fo:padding="0in" fo:border="none"/>
    </style:style>
    <style:style style:name="P5" style:family="paragraph" style:parent-style-name="Table_20_Contents" style:list-style-name="L5">
      <style:paragraph-properties fo:margin-left="0in" fo:margin-right="0.1252in" fo:margin-top="0in" fo:margin-bottom="0in" style:line-height-at-least="0.1563in" fo:text-indent="0in" style:auto-text-indent="false" fo:padding="0in" fo:border="none"/>
    </style:style>
    <style:style style:name="P6" style:family="paragraph" style:parent-style-name="Table_20_Contents" style:list-style-name="L5">
      <style:paragraph-properties fo:margin-left="0.1043in" fo:margin-right="0.1874in" fo:margin-top="0in" fo:margin-bottom="0.0626in" style:line-height-at-least="0.1457in" fo:text-indent="0in" style:auto-text-indent="false" fo:padding="0in" fo:border="none"/>
    </style:style>
    <style:style style:name="P7" style:family="paragraph" style:parent-style-name="Text_20_body" style:list-style-name="L1"/>
    <style:style style:name="P8" style:family="paragraph" style:parent-style-name="Text_20_body" style:list-style-name="L6"/>
    <style:style style:name="P9" style:family="paragraph" style:parent-style-name="Text_20_body">
      <style:paragraph-properties fo:margin-top="0.0835in" fo:margin-bottom="0.0835in" fo:line-height="100%" fo:orphans="2" fo:widows="2"/>
      <style:text-properties fo:font-variant="normal" fo:text-transform="none" fo:color="#000000" style:font-name="Liberation Sans" fo:letter-spacing="normal" fo:font-style="normal" fo:font-weight="normal" fo:background-color="#ffffff" style:font-name-asian="Times New Roman" style:language-asian="de" style:country-asian="CH" style:font-name-complex="Calibri"/>
    </style:style>
    <style:style style:name="P10" style:family="paragraph" style:parent-style-name="Heading_20_3">
      <style:paragraph-properties fo:margin-left="0in" fo:margin-right="0in" fo:margin-top="0in" fo:margin-bottom="0.0835in" fo:text-indent="0in" style:auto-text-indent="false" fo:padding="0in" fo:border="none"/>
      <style:text-properties fo:color="#666666" style:font-name="Segoe UI Bold" fo:font-size="9pt"/>
    </style:style>
    <style:style style:name="P11" style:family="paragraph" style:parent-style-name="Table_20_Heading">
      <style:paragraph-properties fo:text-align="start" style:justify-single-word="false" fo:padding="0in" fo:border="none"/>
      <style:text-properties fo:color="#333333" fo:font-size="9pt" fo:font-weight="bold"/>
    </style:style>
    <style:style style:name="P12" style:family="paragraph" style:parent-style-name="Horizontal_20_Line" style:list-style-name="L5">
      <style:paragraph-properties fo:margin-top="0in" fo:margin-bottom="0in" fo:padding="0in" fo:border="none"/>
    </style:style>
    <style:style style:name="T1" style:family="text">
      <style:text-properties style:font-name="Arial"/>
    </style:style>
    <style:style style:name="T2" style:family="text">
      <style:text-properties fo:color="#557eb9" style:text-line-through-style="none" style:text-underline-style="none" style:text-blinking="false"/>
    </style:style>
    <style:style style:name="T3" style:family="text">
      <style:text-properties fo:color="#557eb9" style:text-line-through-style="none" style:font-name="Segoe UI" fo:font-size="9pt" style:text-underline-style="none" fo:font-weight="normal" style:text-blinking="false"/>
    </style:style>
    <style:style style:name="T4" style:family="text">
      <style:text-properties fo:color="#557eb9" style:text-line-through-style="none" fo:font-size="9.75pt" style:text-underline-style="none" fo:font-weight="bold" style:text-blinking="false"/>
    </style:style>
    <style:style style:name="T5" style:family="text">
      <style:text-properties fo:color="#666666" style:font-name="Segoe UI" fo:font-size="9pt" fo:font-weight="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rktübersicht Windows Embedded</text:h>
      <text:h text:style-name="Heading_20_2" text:outline-level="2">Gruppe</text:h>
      <text:p text:style-name="P9"><text:span text:style-name="T1">Toni Baumann (</text:span><text:a xlink:type="simple" xlink:href="mailto:bauma12@bfh.ch"><text:span text:style-name="T1">bauma12@bfh.ch</text:span></text:a><text:span text:style-name="T1">)<text:line-break/>Ronny Stauffer (</text:span><text:a xlink:type="simple" xlink:href="mailto:staur3@bfh.ch"><text:span text:style-name="T1">staur3@bfh.ch</text:span></text:a><text:span text:style-name="T1">)<text:line-break/>Elmar Vonlanthen (</text:span><text:a xlink:type="simple" xlink:href="mailto:vonle1@bfh.ch"><text:span text:style-name="T1">vonle1@bfh.ch</text:span></text:a><text:span text:style-name="T1">)</text:span></text:p>
      <text:h text:style-name="Heading_20_2" text:outline-level="2">Aufbau des Kernels, Echtzeitverhalten (tba)</text:h>
      <text:h text:style-name="Heading_20_2" text:outline-level="2">POSIX Unterstützung (tba)</text:h>
      <text:h text:style-name="Heading_20_2" text:outline-level="2">Core Services (tba)</text:h>
      <text:h text:style-name="Heading_20_2" text:outline-level="2">Thread Extensions (tba)</text:h>
      <text:h text:style-name="Heading_20_2" text:outline-level="2">Unterstützte Hardware (tba)</text:h>
      <table:table table:name="Table2" table:style-name="Table2">
        <table:table-column table:style-name="Table2.A"/>
        <table:table-row>
          <table:table-cell office:value-type="string">
            <table:table table:name="Table3" table:style-name="Table3">
              <table:table-column table:style-name="Table3.A"/>
              <table:table-row>
                <table:table-cell office:value-type="string">
                  <table:table table:name="Table7" table:style-name="Table7">
                    <table:table-column table:style-name="Table7.A"/>
                    <table:table-row>
                      <table:table-cell table:style-name="Table7.A1" office:value-type="string">
                        <text:h text:style-name="P10" text:outline-level="3"><text:bookmark text:name="3"/>3. What platforms are supported by Windows Embedded Device Manager 2011?</text:h>
                      </table:table-cell>
                    </table:table-row>
                    <table:table-row>
                      <table:table-cell table:style-name="Table7.A1" office:value-type="string">
                        <table:table table:name="Table8" table:style-name="Table8">
                          <table:table-column table:style-name="Table8.A"/>
                          <table:table-column table:style-name="Table8.B"/>
                          <table:table-header-rows>
                            <table:table-row>
                              <table:table-cell table:style-name="Table8.A1" office:value-type="string">
                                <text:p text:style-name="P11">Device Category</text:p>
                              </table:table-cell>
                              <table:table-cell table:style-name="Table8.A1" office:value-type="string">
                                <text:p text:style-name="P11">Platforms</text:p>
                              </table:table-cell>
                            </table:table-row>
                          </table:table-header-rows>
                          <table:table-row>
                            <table:table-cell table:style-name="Table8.A1" office:value-type="string">
                              <text:p text:style-name="P3">Thin Client</text:p>
                            </table:table-cell>
                            <table:table-cell table:style-name="Table8.A1" office:value-type="string">
                              <text:p text:style-name="P2">Windows Embedded Standard 7 <text:line-break/>Windows Embedded Standard 2009· <text:line-break/>Windows XP Embedded</text:p>
                            </table:table-cell>
                          </table:table-row>
                          <table:table-row>
                            <table:table-cell table:style-name="Table8.A3" office:value-type="string">
                              <text:p text:style-name="P3">Repurposed PCs as Thin Clients</text:p>
                            </table:table-cell>
                            <table:table-cell table:style-name="Table8.A3" office:value-type="string">
                              <text:p text:style-name="P2">Windows Thin PC</text:p>
                            </table:table-cell>
                          </table:table-row>
                          <table:table-row>
                            <table:table-cell table:style-name="Table8.A1" office:value-type="string">
                              <text:p text:style-name="P3">POS</text:p>
                            </table:table-cell>
                            <table:table-cell table:style-name="Table8.A1" office:value-type="string">
                              <text:p text:style-name="P2">Windows Embedded POSReady 7<text:line-break/>Windows Embedded POSReady 2009 <text:line-break/>Windows Embedded for Point of Service (WEPOS) <text:line-break/>Windows XP Embedded</text:p>
                            </table:table-cell>
                          </table:table-row>
                          <table:table-row>
                            <table:table-cell table:style-name="Table8.A3" office:value-type="string">
                              <text:p text:style-name="P3">Digital Signage</text:p>
                            </table:table-cell>
                            <table:table-cell table:style-name="Table8.A3" office:value-type="string">
                              <text:p text:style-name="P2">Windows Embedded Standard 7 <text:line-break/>Windows Embedded Standard 2009</text:p>
                            </table:table-cell>
                          </table:table-row>
                          <table:table-row>
                            <table:table-cell table:style-name="Table8.A1" office:value-type="string">
                              <text:p text:style-name="P3">Generic Enterprise Embedded Devices</text:p>
                            </table:table-cell>
                            <table:table-cell table:style-name="Table8.A1" office:value-type="string">
                              <text:p text:style-name="P2">Windows Embedded Standard 7 <text:line-break/>Windows Embedded Standard 2009</text:p>
                            </table:table-cell>
                          </table:table-row>
                        </table:table>
                      </table:table-cell>
                    </table:table-row>
                  </table:table>
                </table:table-cell>
              </table:table-row>
            </table:table>
          </table:table-cell>
        </table:table-row>
      </table:table>
      <text:p text:style-name="Text_20_body"/>
      <text:h text:style-name="Heading_20_2" text:outline-level="2"><text:soft-page-break/>Netzwerk und Protokolle (tba)</text:h>
      <text:h text:style-name="Heading_20_2" text:outline-level="2">Grafikbibiliothek und Widget-Bibliotheken (evo)</text:h>
      <text:h text:style-name="Heading_20_2" text:outline-level="2">Entwicklungsumgebung (Debugger, Tracing, Profiling Tools) (evo)</text:h>
      <text:h text:style-name="Heading_20_2" text:outline-level="2">Untersttützte Dateisysteme (evo)</text:h>
      <text:h text:style-name="Heading_20_2" text:outline-level="2">Unterstützte Schnittstellen und Busse (evo)</text:h>
      <text:h text:style-name="Heading_20_2" text:outline-level="2">Sicherheit (evo)</text:h>
      <text:h text:style-name="Heading_20_2" text:outline-level="2">Sourcecode Verfügbarkeit, Memory Footprint (rst)</text:h>
      <text:h text:style-name="Heading_20_2" text:outline-level="2">Referenz Design (rst)</text:h>
      <text:h text:style-name="Heading_20_2" text:outline-level="2">Lizenzgebühren, Royalities (rst)</text:h>
      <text:p text:style-name="Text_20_body"/>
      <table:table table:name="Table4" table:style-name="Table4">
        <table:table-column table:style-name="Table4.A"/>
        <table:table-row>
          <table:table-cell table:style-name="Table4.A1" office:value-type="string">
            <text:h text:style-name="P10" text:outline-level="3">5. How is Windows Embedded Device Manager 2011 licensed?</text:h>
          </table:table-cell>
        </table:table-row>
        <table:table-row>
          <table:table-cell table:style-name="Table4.A1" office:value-type="string">
            <text:p text:style-name="P4"><text:span text:style-name="T5">Windows Embedded Device Manager 2011 is licensed under the Management Server licensing model in </text:span><text:a xlink:type="simple" xlink:href="https://www.microsoft.com/licensing/servicecenter/" office:target-frame-name="_new" xlink:show="replace"><text:span text:style-name="T3">Microsoft Volume Licensing</text:span></text:a><text:span text:style-name="T5">. As with System Center Configuration Manager 2007, customers are able to license SQL Server software separately or in conjunction with Windows Embedded Device Manager 2011. The latter is offered as Windows Embedded Device Manager 2011 with SQL Server Technology and when licensed this way, requires that the underlying System Center Configuration Manager Server software be similarly licensed with SQL Server Technology.</text:span></text:p>
          </table:table-cell>
        </table:table-row>
      </table:table>
      <text:p text:style-name="Text_20_body"/>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1">Products</text:p>
            </table:table-cell>
            <table:table-cell table:style-name="Table1.A1" office:value-type="string">
              <text:p text:style-name="P11">Prices</text:p>
            </table:table-cell>
            <table:table-cell table:style-name="Table1.A1" office:value-type="string">
              <text:p text:style-name="P11">Features</text:p>
            </table:table-cell>
          </table:table-row>
        </table:table-header-rows>
        <table:table-row>
          <table:table-cell table:style-name="Table1.A1" office:value-type="string">
            <text:p text:style-name="P3">Windows Embedded Device Manager Server 2011</text:p>
          </table:table-cell>
          <table:table-cell table:style-name="Table1.A1" office:value-type="string">
            <text:p text:style-name="P2">$325.00 US*</text:p>
          </table:table-cell>
          <table:table-cell table:style-name="Table1.A1" office:value-type="string">
            <text:p text:style-name="P2">Server license for full application, server, and client management.</text:p>
          </table:table-cell>
        </table:table-row>
        <table:table-row>
          <table:table-cell table:style-name="Table1.A3" office:value-type="string">
            <text:p text:style-name="P3">Windows Embedded Device Manager Server 2011 with SQL Server Technology**</text:p>
          </table:table-cell>
          <table:table-cell table:style-name="Table1.A3" office:value-type="string">
            <text:p text:style-name="P2">$735.00 US*</text:p>
          </table:table-cell>
          <table:table-cell table:style-name="Table1.A3" office:value-type="string">
            <text:p text:style-name="P2">Note: SQL Server Technology included in this offering is the Microsoft SQL Server 2008 Standard edition and may only be used to support Windows Embedded Device Manager 2011.</text:p>
          </table:table-cell>
        </table:table-row>
        <table:table-row>
          <table:table-cell table:style-name="Table1.A1" office:value-type="string">
            <text:p text:style-name="P3">Windows Embedded Device Manager 2011 Client Management License (ML)***</text:p>
          </table:table-cell>
          <table:table-cell table:style-name="Table1.A1" office:value-type="string">
            <text:p text:style-name="P2">$25.00 US*</text:p>
          </table:table-cell>
          <table:table-cell table:style-name="Table1.A1" office:value-type="string">
            <text:p text:style-name="P2">Operating system deployment, asset inventory, software update management of Windows Embedded devices. The Client ML may be licensed either per OSE or per user.</text:p>
          </table:table-cell>
        </table:table-row>
      </table:table>
      <text:p text:style-name="Text_20_body"/>
      <text:h text:style-name="Heading_20_2" text:outline-level="2"><text:soft-page-break/>Portieren von Applikationen nach Linux mit RT-Extension (rst)</text:h>
      <text:h text:style-name="Heading_20_2" text:outline-level="2">Marktanteile und Produkte (rst)</text:h>
      <text:list xml:id="list1417724320" text:style-name="L6">
        <text:list-item>
          <text:p text:style-name="P8">OS Chooser</text:p>
        </text:list-item>
        <text:list-item>
          <text:p text:style-name="P8">Compact (formerly CE)</text:p>
        </text:list-item>
        <text:list-item>
          <text:p text:style-name="P8">Standard (formerly Xpe)</text:p>
        </text:list-item>
        <text:list-item>
          <text:p text:style-name="P8">POSReady (formerly WEPOS)</text:p>
        </text:list-item>
        <text:list-item>
          <text:p text:style-name="P8">Device Manager</text:p>
        </text:list-item>
        <text:list-item>
          <text:p text:style-name="P8">Enterprise</text:p>
        </text:list-item>
        <text:list-item>
          <text:p text:style-name="P8">Automotive</text:p>
        </text:list-item>
        <text:list-item>
          <text:p text:style-name="P8">Server</text:p>
        </text:list-item>
        <text:list-item>
          <text:p text:style-name="P8">Embedded SQL Server</text:p>
        </text:list-item>
        <text:list-item>
          <text:p text:style-name="P8">Thin Client</text:p>
        </text:list-item>
        <text:list-item>
          <text:p text:style-name="P8">Handheld</text:p>
        </text:list-item>
      </text:list>
      <text:h text:style-name="Heading_20_2" text:outline-level="2">Vor- und Nachteile gegenüber Linux (rst)</text:h>
      <text:h text:style-name="Heading_20_2" text:outline-level="2">Eigene Erfahrungen (evo, tba, rst)</text:h>
      <text:p text:style-name="Text_20_body">Toni ist Windows-Fan.</text:p>
      <text:h text:style-name="Heading_20_2" text:outline-level="2">Quellenangaben</text:h>
      <text:list xml:id="list1316780425" text:style-name="L1">
        <text:list-item>
          <text:p text:style-name="P7"><text:a xlink:type="simple" xlink:href="http://www.microsoft.com/windowsembedded/en-us/evaluate/windows-embedded-device-manager-how-to-buy.aspx">http://www.microsoft.com/windowsembedded/en-us/evaluate/windows-embedded-device-manager-how-to-buy.aspx</text:a></text:p>
        </text:list-item>
        <text:list-item>
          <text:p text:style-name="P7"><text:a xlink:type="simple" xlink:href="http://www.microsoft.com/windowsembedded/en-us/evaluate/windows-embedded-device-manager-faq.aspx">http://www.microsoft.com/windowsembedded/en-us/evaluate/windows-embedded-device-manager-faq.aspx</text:a></text:p>
        </text:list-item>
        <text:list-item>
          <text:p text:style-name="P7"><text:a xlink:type="simple" xlink:href="http://www.theregister.co.uk/2010/01/17/evaluating_embedded/">http://www.theregister.co.uk/2010/01/17/evaluating_embedded/</text:a></text:p>
        </text:list-item>
        <text:list-item>
          <text:p text:style-name="P7"><text:a xlink:type="simple" xlink:href="http://www.computerworld.com/s/article/9077838/Microsoft_looks_to_avoid_losses_to_Linux_in_embedded_OS_market">http://www.computerworld.com/s/article/9077838/Microsoft_looks_to_avoid_losses_to_Linux_in_embedded_OS_market</text:a></text:p>
        </text:list-item>
        <text:list-item>
          <text:p text:style-name="P7"><text:a xlink:type="simple" xlink:href="http://blogs.msdn.com/b/mikehall/archive/2009/01/15/is-windows-ce-dead.aspx">http://blogs.msdn.com/b/mikehall/archive/2009/01/15/is-windows-ce-dead.aspx</text:a></text:p>
        </text:list-item>
        <text:list-item>
          <text:p text:style-name="P7"><text:a xlink:type="simple" xlink:href="http://www.control.com/thread/1263864902">http://www.control.com/thread/1263864902</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Bold" svg:font-family="'Segoe UI Bold', Tahoma, Geneva, Verdana, sans-serif"/>
    <style:font-face style:name="Segoe UI" svg:font-family="'Segoe UI', Tahoma, Geneva, Verdana, 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lmar Vonlanthen</meta:initial-creator>
    <meta:creation-date>2011-09-19T14:49:26</meta:creation-date>
    <dc:date>2011-09-19T15:22:50</dc:date>
    <dc:creator>Elmar Vonlanthen</dc:creator>
    <meta:editing-duration>PT33M26S</meta:editing-duration>
    <meta:editing-cycles>9</meta:editing-cycles>
    <meta:generator>LibreOffice/3.3$Unix LibreOffice_project/330m19$Build-301</meta:generator>
    <meta:document-statistic meta:table-count="6" meta:image-count="0" meta:object-count="0" meta:page-count="3" meta:paragraph-count="67" meta:word-count="395" meta:character-count="3223"/>
  </office:meta>
</office:document-meta>
</file>